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FreeSerif" fo:font-size="12pt" officeooo:rsid="00198d52" officeooo:paragraph-rsid="00198d52" style:font-size-asian="12pt" style:font-size-complex="12pt"/>
    </style:style>
    <style:style style:name="P2" style:family="paragraph" style:parent-style-name="Standard">
      <style:text-properties style:font-name="FreeSerif" fo:font-size="12pt" officeooo:rsid="001b9dc2" officeooo:paragraph-rsid="001b9dc2" style:font-size-asian="12pt" style:font-size-complex="12pt"/>
    </style:style>
    <style:style style:name="P3" style:family="paragraph" style:parent-style-name="Standard">
      <style:text-properties style:font-name="FreeSerif" fo:font-size="12pt" officeooo:rsid="001f9e23" officeooo:paragraph-rsid="001f9e23" style:font-size-asian="12pt" style:font-size-complex="12pt"/>
    </style:style>
    <style:style style:name="P4" style:family="paragraph" style:parent-style-name="Header">
      <style:text-properties style:font-name="FreeSerif" officeooo:rsid="00235a21" officeooo:paragraph-rsid="00235a21"/>
    </style:style>
    <style:style style:name="P5" style:family="paragraph" style:parent-style-name="Heading_20_3">
      <style:text-properties style:font-name="FreeSans" fo:font-size="12pt" style:font-size-asian="12pt" style:font-size-complex="12pt"/>
    </style:style>
    <style:style style:name="P6" style:family="paragraph" style:parent-style-name="Heading_20_2">
      <style:text-properties style:font-name="FreeSans" fo:font-size="14pt" officeooo:rsid="0024a4aa" officeooo:paragraph-rsid="0024a4aa" style:font-size-asian="14pt" style:font-size-complex="14pt"/>
    </style:style>
    <style:style style:name="T1" style:family="text">
      <style:text-properties officeooo:rsid="001c6261"/>
    </style:style>
    <style:style style:name="T2" style:family="text">
      <style:text-properties officeooo:rsid="001dde4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Simon Bertlin</text:h>
      <text:h text:style-name="P5" text:outline-level="3">Planning</text:h>
      <text:p text:style-name="P2">During the planning phase I worked with Viktor Rosvall to set up the github page and researched different type of workflows <text:span text:style-name="T1">for github</text:span>. <text:span text:style-name="T2">This also included creating tests to make sure that all members of the group are working with the same Java version and the same Android version.</text:span> <text:span text:style-name="T1">Further Viktor and I have created trello boards for the project and wrote the backlog and software requirement specifikation. I assited Matthias Ålander in creating the user-case diagram. I’ve been directing the workflow making sure that the group members know what is being worked on and what needs to be worked on. Finally I’ve helped to plan the database and participated in the discussion on how to setup the database.</text:span></text:p>
      <text:h text:style-name="Heading_20_3" text:outline-level="3">Sprint 1</text:h>
      <text:p text:style-name="P3">I’ve selected the android part of the projected. Before we started work, the group members agreed on completing lab 3 in the course first so that we understand different type of patterns for creating good code.</text:p>
      <text:h text:style-name="Heading_20_3" text:outline-level="3">Sprint 2</text:h>
      <text:p text:style-name="P1">asd</text:p>
      <text:h text:style-name="Heading_20_3" text:outline-level="3">Sprint 3</text:h>
      <text:p text:style-name="P1">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FreeSerif" officeooo:rsid="00235a21" officeooo:paragraph-rsid="00235a2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imon Bertli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7:01:22.420383868</meta:creation-date>
    <dc:date>2020-02-11T15:02:00.957947863</dc:date>
    <meta:editing-duration>PT52M40S</meta:editing-duration>
    <meta:editing-cycles>9</meta:editing-cycles>
    <meta:generator>LibreOffice/6.2.8.2$Linux_X86_64 LibreOffice_project/20$Build-2</meta:generator>
    <meta:document-statistic meta:table-count="0" meta:image-count="0" meta:object-count="0" meta:page-count="1" meta:paragraph-count="10" meta:word-count="168" meta:character-count="978" meta:non-whitespace-character-count="820"/>
  </office:meta>
</office:document-meta>
</file>